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83B8A69D2145550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3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objectwithoutfill">
      <style:graphic-properties svg:stroke-width="0.05cm" svg:stroke-color="#cccccc" draw:marker-start-width="0.28cm" draw:marker-end="Linienspitzen_20_1" draw:marker-end-width="0.3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28cm" draw:marker-end="Triangle" draw:marker-end-width="0.3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-width="0.28cm" draw:marker-end="Linienspitzen_20_1" draw:marker-end-width="0.3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.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4.2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00" draw:marker-start="Dimension_20_Lines" draw:marker-start-width="0.3cm" draw:marker-end="Dimension_20_Lines" draw:marker-end-width="0.3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objectwithoutfill">
      <style:graphic-properties draw:stroke="dash" draw:stroke-dash="Long_20_Dash" svg:stroke-width="0.02cm" svg:stroke-color="#000000" draw:marker-start="Linienspitzen_20_2" draw:marker-start-width="0.25cm" draw:marker-end="Linienspitzen_20_3" draw:marker-end-width="0.25cm" draw:fill="none" draw:textarea-vertical-align="middle" fo:padding-top="0.135cm" fo:padding-bottom="0.135cm" fo:padding-left="0.26cm" fo:padding-right="0.26cm"/>
    </style:style>
    <style:style style:name="gr13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4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6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.392cm" fo:min-width="0.142cm" fo:padding-top="0.14cm" fo:padding-bottom="0.14cm" fo:padding-left="0.265cm" fo:padding-right="0.265cm"/>
    </style:style>
    <style:style style:name="gr1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4cm" fo:min-width="2.1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248cm" svg:height="18.999cm" svg:x="0.962cm" svg:y="1.057cm">
          <draw:image xlink:href="Pictures/1000000000000BD000000FC083B8A69D21455502.jpg" xlink:type="simple" xlink:show="embed" xlink:actuate="onLoad" draw:mime-type="image/jpeg">
            <text:p/>
          </draw:image>
        </draw:frame>
        <draw:g>
          <draw:custom-shape draw:style-name="gr2" draw:text-style-name="P2" draw:layer="layout" svg:width="3.85cm" svg:height="1cm" svg:x="12.65cm" svg:y="0.7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1cm" svg:height="0.962cm" svg:x="12.65cm" svg:y="0.75cm">
            <draw:text-box>
              <text:p>Aufhängung</text:p>
            </draw:text-box>
          </draw:frame>
        </draw:g>
        <draw:line draw:style-name="gr4" draw:text-style-name="P1" draw:layer="layout" svg:x1="12.5cm" svg:y1="1.25cm" svg:x2="7.45cm" svg:y2="1.9cm">
          <text:p/>
        </draw:line>
        <draw:line draw:style-name="gr5" draw:text-style-name="P1" draw:layer="layout" svg:x1="16.75cm" svg:y1="1.5cm" svg:x2="22.25cm" svg:y2="2.13cm">
          <text:p/>
        </draw:line>
        <draw:line draw:style-name="gr6" draw:text-style-name="P1" draw:layer="layout" svg:x1="12.25cm" svg:y1="10.9cm" svg:x2="13cm" svg:y2="16.65cm">
          <text:p/>
        </draw:line>
        <draw:g>
          <draw:custom-shape draw:style-name="gr7" draw:text-style-name="P2" draw:layer="layout" svg:width="2.35cm" svg:height="1cm" svg:x="7.35cm" svg:y="12.5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.5cm" svg:height="1cm" svg:x="7.35cm" svg:y="12.55cm">
            <draw:text-box>
              <text:p>Faden</text:p>
            </draw:text-box>
          </draw:frame>
        </draw:g>
        <draw:g>
          <draw:custom-shape draw:style-name="gr9" draw:text-style-name="P2" draw:layer="layout" svg:width="4.75cm" svg:height="1cm" svg:x="10.85cm" svg:y="9.7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5cm" svg:height="0.962cm" svg:x="10.85cm" svg:y="9.75cm">
            <draw:text-box>
              <text:p>Messautomatik</text:p>
            </draw:text-box>
          </draw:frame>
        </draw:g>
        <draw:line draw:style-name="gr6" draw:text-style-name="P1" draw:layer="layout" svg:x1="11.85cm" svg:y1="9.6cm" svg:x2="8.663cm" svg:y2="6.29cm">
          <text:p/>
        </draw:line>
        <draw:line draw:style-name="gr10" draw:text-style-name="P1" draw:layer="layout" svg:x1="23.95cm" svg:y1="2.15cm" svg:x2="23.95cm" svg:y2="17.75cm">
          <text:p/>
        </draw:line>
        <draw:g>
          <svg:title>TexMaths</svg:title>
          <svg:desc>18§display§\begin{equation*}
\begin{array}{l@{\,=\,}l}
L &amp;(2,335\pm0,003)\,\mathrm{m} \\
\end{array}
\end{equation*}§svg§600§TRUE§</svg:desc>
          <draw:g>
            <draw:path draw:style-name="gr11" draw:text-style-name="P4" draw:layer="layout" svg:width="0.38cm" svg:height="0.428cm" draw:transform="rotate (-1.5707963267949) translate (24.8027310916824cm 6.51699257756367cm)" svg:viewBox="0 0 381 429" svg:d="M211 50c7-23 9-30 68-30 18 0 23 0 23-11 0-9-7-9-10-9-20 0-72 2-94 2-18 0-65-2-83-2-5 0-12 0-12 13 0 7 5 7 18 7 1 0 12 0 23 2 11 1 18 1 18 10 0 2-2 4-4 11-28 113-56 225-84 337-6 26-7 31-58 31-11 0-16 0-16 12 0 6 5 6 16 6 98 0 196 0 293 0 15 0 17 0 20-9 17-46 34-91 51-137 1-7 1-5 1-8 0-2-1-8-7-8-5 0-7 4-11 15-21 57-50 129-158 129-20 0-39 0-59 0-9 0-11 0-15-2-7 0-9 0-9-5 0-2 0-4 4-15 28-113 56-226 85-339z">
              <text:p/>
            </draw:path>
            <draw:path draw:style-name="gr11" draw:text-style-name="P4" draw:layer="layout" svg:width="0.42cm" svg:height="0.146cm" draw:transform="rotate (-1.5707963267949) translate (24.6035637515408cm 7.06221400053435cm)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11" draw:text-style-name="P4" draw:layer="layout" svg:width="0.147cm" svg:height="0.627cm" draw:transform="rotate (-1.5707963267949) translate (24.844cm 7.68660949152719cm)" svg:viewBox="0 0 148 628" svg:d="M148 621c0-2 0-2-11-13-79-79-99-197-99-294 0-109 23-219 101-298 9-7 9-7 9-11 0-3-4-5-8-5-5 0-63 43-100 122-33 70-40 140-40 192 0 48 7 126 41 196 40 77 94 118 99 118 4 0 8-2 8-7z">
              <text:p/>
            </draw:path>
            <draw:path draw:style-name="gr11" draw:text-style-name="P4" draw:layer="layout" svg:width="0.251cm" svg:height="0.417cm" draw:transform="rotate (-1.5707963267949) translate (24.7919652895126cm 7.90253876795123cm)" svg:viewBox="0 0 252 418" svg:d="M49 371c22-21 44-43 66-64 99-88 137-122 137-185 0-72-58-122-135-122-70 0-117 59-117 115 0 34 31 34 32 34 11 0 35-7 35-32 0-17-13-33-35-33-5 0-7 0-9 0 15-41 49-64 87-64 57 0 84 52 84 102s-32 100-66 140c-40 45-81 90-121 135-7 5-7 7-7 21 78 0 156 0 234 0 6-36 12-72 18-108-5 0-11 0-16 0-4 18-7 45-15 56-3 5-45 5-59 5-38 0-76 0-113 0z">
              <text:p/>
            </draw:path>
            <draw:path draw:style-name="gr11" draw:text-style-name="P4" draw:layer="layout" svg:width="0.073cm" svg:height="0.187cm" draw:transform="rotate (-1.5707963267949) translate (24.440282418632cm 8.24082796768222cm)" svg:viewBox="0 0 74 188" svg:d="M74 66c0-41-16-66-40-66-21 0-34 16-34 34 0 16 13 32 34 32 7 0 15-1 22-7 2-2 2-2 3-2 0 3 0 0 0 9 0 47-21 85-43 106-5 6-5 7-5 9 0 6 2 7 5 7 7 0 58-48 58-122z">
              <text:p/>
            </draw:path>
            <draw:path draw:style-name="gr11" draw:text-style-name="P4" draw:layer="layout" svg:width="0.26cm" svg:height="0.431cm" draw:transform="rotate (-1.5707963267949) translate (24.7919652895126cm 8.49454486748047cm)" svg:viewBox="0 0 261 432" svg:d="M157 197c52-16 88-61 88-109 0-52-56-88-117-88-63 0-112 38-112 86 0 22 15 32 33 32 19 0 32-14 32-32 0-30-31-30-40-30 20-31 62-40 85-40 25 0 61 15 61 70 0 9-2 45-18 72-20 30-41 32-56 32-5 2-21 2-25 2-5 2-9 2-9 9s4 7 15 7c9 0 18 0 27 0 52 0 75 41 75 104 0 85-43 102-70 102-29 0-76-10-97-46 21 3 41-11 41-34 0-24-16-36-36-36-14 0-34 9-34 36 0 57 58 98 128 98 77 0 133-57 133-120 0-52-40-100-104-115z">
              <text:p/>
            </draw:path>
            <draw:path draw:style-name="gr11" draw:text-style-name="P4" draw:layer="layout" svg:width="0.262cm" svg:height="0.431cm" draw:transform="rotate (-1.5707963267949) translate (24.7919652895126cm 8.80944172893219cm)" svg:viewBox="0 0 263 432" svg:d="M157 197c52-16 90-61 90-109 0-52-56-88-117-88-63 0-112 38-112 86 0 22 14 32 32 32 20 0 33-14 33-32 0-30-31-30-40-30 20-31 61-40 85-40 25 0 59 15 59 70 0 9 0 45-16 72-20 30-41 32-58 32-5 2-19 2-23 2-5 2-11 2-11 9s6 7 16 7c9 0 18 0 27 0 53 0 76 41 76 104 0 85-43 102-72 102-27 0-74-10-95-46 21 3 41-11 41-34 0-24-18-36-36-36-14 0-36 9-36 36 0 57 59 98 128 98 77 0 135-57 135-120 0-52-40-100-106-115z">
              <text:p/>
            </draw:path>
            <draw:path draw:style-name="gr11" draw:text-style-name="P4" draw:layer="layout" svg:width="0.251cm" svg:height="0.431cm" draw:transform="rotate (-1.5707963267949) translate (24.7919652895126cm 9.13153623293137cm)" svg:viewBox="0 0 252 432" svg:d="M252 292c0-75-52-138-121-138-30 0-57 11-79 33 0-41 0-82 0-122 13 3 33 9 54 9 78 0 121-58 121-67 0-3-2-7-6-7-1 0-1 0-5 2-13 7-43 20-86 20-26 0-54-6-85-18-4-2-5-2-7-2-6 0-6 5-6 14 0 62 0 125 0 187 0 11 0 16 9 16 4 0 6-2 8-5 7-11 30-45 82-45 33 0 49 28 53 41 10 23 12 47 12 79 0 21 0 59-16 86-14 23-38 39-67 39-46 0-82-32-93-69 2 1 3 1 11 1 21 0 32-15 32-30s-11-31-32-31c-9 0-31 4-31 33 0 53 43 114 113 114 74 0 139-59 139-140z">
              <text:p/>
            </draw:path>
            <draw:path draw:style-name="gr11" draw:text-style-name="P4" draw:layer="layout" svg:width="0.422cm" svg:height="0.417cm" draw:transform="rotate (-1.5707963267949) translate (24.7919652895126cm 9.59038594533245cm)" svg:viewBox="0 0 423 418" svg:d="M225 222c58 0 116 0 174 0 11 0 24 0 24-12 0-13-13-13-24-13-58 0-116 0-174 0 0-58 0-116 0-174 0-9 0-23-13-23-12 0-12 13-12 22 0 58 0 117 0 175-59 0-118 0-177 0-10 0-23 0-23 13 0 12 13 12 23 12 59 0 118 0 177 0 0 57 0 114 0 171-59 0-118 0-177 0-10 0-23 0-23 13 0 12 13 12 23 12 126 0 251 0 376 0 11 0 24 0 24-12 0-13-13-13-24-13-58 0-116 0-174 0 0-57 0-114 0-171z">
              <text:p/>
            </draw:path>
            <draw:path draw:style-name="gr11" draw:text-style-name="P4" draw:layer="layout" svg:width="0.265cm" svg:height="0.431cm" draw:transform="rotate (-1.5707963267949) translate (24.7919652895126cm 10.2129820256884cm)" svg:viewBox="0 0 266 432" svg:d="M266 217c0-50-3-100-25-145-29-61-81-72-108-72-38 0-84 16-110 75-19 43-23 92-23 142 0 49 2 104 29 153 27 50 74 62 104 62 34 0 83-12 110-71 20-45 23-94 23-144zM133 418c-25 0-63-14-74-75-7-38-7-95-7-133 0-40 0-81 6-115 12-75 59-81 75-81 20 0 63 11 74 74 7 36 7 82 7 122 0 48 0 90-7 131-9 59-45 77-74 77z">
              <text:p/>
            </draw:path>
            <draw:path draw:style-name="gr11" draw:text-style-name="P4" draw:layer="layout" svg:width="0.073cm" svg:height="0.187cm" draw:transform="rotate (-1.5707963267949) translate (24.440282418632cm 10.5584688679669cm)" svg:viewBox="0 0 74 188" svg:d="M74 66c0-41-15-66-40-66-21 0-34 16-34 34 0 16 13 32 34 32 7 0 16-1 22-7 2-2 2-1 3-2 1 3 2 0 2 9 0 47-23 85-43 106-7 6-7 7-7 9 0 6 3 7 5 7 7 0 58-48 58-122z">
              <text:p/>
            </draw:path>
            <draw:path draw:style-name="gr11" draw:text-style-name="P4" draw:layer="layout" svg:width="0.265cm" svg:height="0.431cm" draw:transform="rotate (-1.5707963267949) translate (24.7919652895126cm 10.8103863571283cm)" svg:viewBox="0 0 266 432" svg:d="M266 217c0-50-3-100-25-145-29-61-81-72-108-72-38 0-84 16-110 75-19 43-23 92-23 142 0 49 2 104 29 153 27 50 72 62 104 62 34 0 81-12 110-71 20-45 23-94 23-144zM133 418c-25 0-63-14-74-75-7-38-7-95-7-133 0-40 0-81 6-115 12-75 59-81 75-81 20 0 61 11 74 74 7 36 7 82 7 122 0 48 0 90-7 131-11 59-47 77-74 77z">
              <text:p/>
            </draw:path>
            <draw:path draw:style-name="gr11" draw:text-style-name="P4" draw:layer="layout" svg:width="0.264cm" svg:height="0.431cm" draw:transform="rotate (-1.5707963267949) translate (24.7919652895126cm 11.1270826292168cm)" svg:viewBox="0 0 265 432" svg:d="M265 217c0-50-2-100-26-145-28-61-81-72-106-72-38 0-84 16-110 75-21 43-23 92-23 142 0 49 2 104 27 153 27 50 74 62 104 62 35 0 83-12 110-71 22-45 24-94 24-144zM131 418c-23 0-61-14-72-75-7-38-7-95-7-133 0-40 0-81 6-115 10-75 59-81 73-81 22 0 63 11 76 74 5 36 5 82 5 122 0 48 0 90-7 131-9 59-45 77-74 77z">
              <text:p/>
            </draw:path>
            <draw:path draw:style-name="gr11" draw:text-style-name="P4" draw:layer="layout" svg:width="0.262cm" svg:height="0.431cm" draw:transform="rotate (-1.5707963267949) translate (24.7919652895126cm 11.4437789013054cm)" svg:viewBox="0 0 263 432" svg:d="M157 197c52-16 90-61 90-109 0-52-56-88-117-88-65 0-112 38-112 86 0 22 13 32 32 32 20 0 33-14 33-32 0-30-31-30-40-30 20-31 61-40 85-40 25 0 59 15 59 70 0 9 0 45-18 72-18 30-39 32-56 32-5 2-19 2-25 2-3 2-9 2-9 9s6 7 16 7c9 0 18 0 27 0 53 0 76 41 76 104 0 85-43 102-72 102-27 0-74-10-97-46 23 3 43-11 43-34 0-24-18-36-36-36-14 0-36 9-36 36 0 57 59 98 128 98 77 0 135-57 135-120 0-52-40-100-106-115z">
              <text:p/>
            </draw:path>
            <draw:path draw:style-name="gr11" draw:text-style-name="P4" draw:layer="layout" svg:width="0.147cm" svg:height="0.627cm" draw:transform="rotate (-1.5707963267949) translate (24.844cm 11.7694722265784cm)" svg:viewBox="0 0 148 628" svg:d="M148 314c0-48-8-126-42-196-39-77-93-118-99-118-3 0-7 2-7 5 0 4 0 4 13 17 61 61 97 161 97 292 0 108-24 217-101 298-9 7-9 7-9 9 0 5 4 7 7 7 6 0 63-43 101-122 31-70 40-140 40-192z">
              <text:p/>
            </draw:path>
            <draw:path draw:style-name="gr11" draw:text-style-name="P4" draw:layer="layout" svg:width="0.492cm" svg:height="0.275cm" draw:transform="rotate (-1.5707963267949) translate (24.6502155609434cm 12.1059620156725cm)" svg:viewBox="0 0 493 276" svg:d="M49 61c0 56 0 112 0 169 0 28-8 28-49 28 0 6 0 12 0 18 22 0 54-1 70-1s51 1 72 1c0-6 0-12 0-18-43 0-50 0-50-28 0-39 0-78 0-117 0-65 45-100 86-100 40 0 47 34 47 70 0 49 0 98 0 147 0 28-7 28-50 28 0 6 0 12 0 18 23 0 54-1 72-1 16 0 48 1 70 1 0-6 0-12 0-18-42 0-49 0-49-28 0-39 0-78 0-117 0-65 45-100 85-100 39 0 46 34 46 70 0 49 0 98 0 147 0 28-7 28-48 28 0 6 0 12 0 18 21 0 54-1 72-1 16 0 48 1 70 1 0-6 0-12 0-18-32 0-49 0-49-19 0-40 0-81 0-121 0-53 0-73-19-95-9-10-31-23-67-23-54 0-81 38-92 61-9-54-55-61-84-61-47 0-76 27-94 66 0-22 0-44 0-66-29 2-59 5-88 7 0 6 0 12 0 18 43 0 49 6 49 36z">
              <text:p/>
            </draw:path>
          </draw:g>
        </draw:g>
        <draw:path draw:style-name="gr12" draw:text-style-name="P1" draw:layer="layout" svg:width="7.986cm" svg:height="7.566cm" draw:transform="skewX (6.16404390468304E-017) rotate (-0.758345559991536) translate (21.8525665285837cm 11.2580483132058cm)" svg:viewBox="0 0 7987 7567" svg:d="M0 7565c3534 96 8072-4203 7986-7565">
          <text:p/>
        </draw:path>
        <draw:g>
          <svg:title>TexMaths</svg:title>
          <svg:desc>18§display§\begin{equation*}
\begin{array}{l@{\,=\,}l}
m &amp; 860\,\mathrm{g} \\
\end{array}
\end{equation*}§svg§600§TRUE§</svg:desc>
          <draw:g>
            <draw:path draw:style-name="gr11" draw:text-style-name="P4" draw:layer="layout" svg:width="0.517cm" svg:height="0.284cm" svg:x="18.997cm" svg:y="17.787cm" svg:viewBox="0 0 518 285" svg:d="M38 240c-2 11-6 25-6 27 0 13 9 18 18 18 8 0 18-5 24-18 0-2 7-30 12-46 5-19 9-37 13-56 4-14 9-29 11-43 3-11 7-29 9-31 9-19 43-77 102-77 29 0 34 24 34 45 0 15-3 32-9 52-6 24-12 48-18 72-4 16-8 32-12 48-2 13-9 34-9 36 0 13 9 18 20 18 18 0 23-16 27-36 9-36 32-127 37-150 2-9 36-85 105-85 27 0 34 22 34 45 0 34-25 106-38 140-7 14-9 22-9 34 0 31 22 52 52 52 60 0 83-91 83-97 0-7-5-7-7-7-7 0-7 2-11 13-9 32-29 77-65 77-9 0-14-6-14-20 0-16 5-32 11-45 12-32 39-102 39-138 0-41-26-68-74-68-47 0-79 29-102 61 0-7-2-29-20-45-16-12-36-16-52-16-56 0-88 41-99 56-2-36-29-56-57-56-29 0-42 25-47 36-11 23-20 59-20 61 0 7 5 5 7 7 7 0 7-2 11-14 11-45 23-76 47-76 11 0 20 6 20 29 0 13-2 20-11 54-12 48-24 95-36 143z">
              <text:p/>
            </draw:path>
            <draw:path draw:style-name="gr11" draw:text-style-name="P4" draw:layer="layout" svg:width="0.42cm" svg:height="0.144cm" svg:x="19.673cm" svg:y="17.835cm" svg:viewBox="0 0 421 145" svg:d="M399 25c9 0 22 0 22-12 0-13-13-13-22-13-126 0-252 0-377 0-9 0-22 0-22 13 0 12 13 12 22 12 125 0 251 0 377 0zM399 145c9 0 22 0 22-12 0-13-13-13-22-13-126 0-252 0-377 0-9 0-22 0-22 13 0 12 13 12 22 12 125 0 251 0 377 0z">
              <text:p/>
            </draw:path>
            <draw:path draw:style-name="gr11" draw:text-style-name="P4" draw:layer="layout" svg:width="0.262cm" svg:height="0.431cm" svg:x="20.261cm" svg:y="17.647cm" svg:viewBox="0 0 263 432" svg:d="M77 131c-28-18-32-40-32-50 0-40 41-65 86-65 47 0 87 32 87 77 0 36-26 67-63 88-26-17-52-33-78-50zM169 190c45-23 76-55 76-97 0-57-56-93-114-93-63 0-113 47-113 104 0 13 0 39 27 70 7 7 31 23 47 34-38 18-92 54-92 115 0 66 65 109 131 109 72 0 132-52 132-120 0-21-8-50-31-77-13-13-23-20-63-45zM106 217c26 16 52 32 77 48 18 13 47 31 47 70 0 47-47 79-99 79-54 0-99-39-99-91 0-36 20-77 74-106z">
              <text:p/>
            </draw:path>
            <draw:path draw:style-name="gr11" draw:text-style-name="P4" draw:layer="layout" svg:width="0.262cm" svg:height="0.431cm" svg:x="20.578cm" svg:y="17.647cm" svg:viewBox="0 0 263 432" svg:d="M56 212c0-5 0-10 0-15 0-159 79-181 111-181 15 0 42 4 56 25-11 0-36 0-36 27 0 20 16 31 31 31 9 0 28-8 28-31 0-38-28-68-81-68-80 0-165 81-165 219 0 168 74 213 131 213 70 0 132-59 132-141 0-81-58-140-128-140-43 0-67 30-79 61zM131 414c-39 0-57-37-63-46-10-31-10-81-10-92 0-48 19-111 77-111 11 0 39 0 59 38 11 23 11 55 11 86 0 30 0 63-11 84-20 38-48 41-63 41z">
              <text:p/>
            </draw:path>
            <draw:path draw:style-name="gr11" draw:text-style-name="P4" draw:layer="layout" svg:width="0.265cm" svg:height="0.431cm" svg:x="20.891cm" svg:y="17.647cm" svg:viewBox="0 0 266 432" svg:d="M266 217c0-50-3-100-25-147-29-59-81-70-108-70-38 0-83 16-110 75-19 43-23 92-23 142 0 47 4 104 29 151 27 52 74 64 104 64 34 0 83-14 110-73 20-43 23-92 23-142zM133 418c-25 0-61-16-74-75-7-38-7-97-7-133 0-41 0-83 6-117 12-73 59-79 75-79 22 0 63 11 74 74 7 34 7 82 7 122 0 46 0 90-7 129-9 59-45 79-74 79z">
              <text:p/>
            </draw:path>
            <draw:path draw:style-name="gr11" draw:text-style-name="P4" draw:layer="layout" svg:width="0.287cm" svg:height="0.411cm" svg:x="21.306cm" svg:y="17.782cm" svg:viewBox="0 0 288 412" svg:d="M122 176c-55 0-55-63-55-77 0-18 0-38 10-54 6-7 20-25 45-25 54 0 54 62 54 77 0 18 0 38-9 54-5 7-20 25-45 25zM49 199c0-2 0-16 10-29 26 18 51 20 63 20 58 0 103-43 103-91 0-24-11-47-27-61 23-22 45-25 57-25 2 0 4 0 6 1-7 2-9 9-9 16 0 11 7 18 18 18 5 0 18-3 18-18 0-10-7-30-33-30-12 0-39 4-66 29-27-22-54-24-67-24-59 0-102 43-102 92 0 29 12 52 29 64-8 11-20 31-20 52 0 20 9 45 29 58-38 11-58 37-58 63 0 44 61 78 138 78 76 0 141-32 141-80 0-22-9-54-42-72-32-18-70-18-108-18-16 0-43 0-46 0-22-3-34-21-34-43zM138 398c-62 0-106-32-106-64 0-31 24-52 53-56 12 0 24 0 35 0 54 0 126 0 126 56 0 32-45 64-108 64z">
              <text:p/>
            </draw:path>
          </draw:g>
        </draw:g>
        <draw:g>
          <draw:custom-shape draw:style-name="gr7" draw:text-style-name="P2" draw:layer="layout" svg:width="2.35cm" svg:height="1cm" svg:x="5.938cm" svg:y="17.6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.5cm" svg:height="1cm" svg:x="5.938cm" svg:y="17.65cm">
            <draw:text-box>
              <text:p>Kugel</text:p>
            </draw:text-box>
          </draw:frame>
        </draw:g>
        <draw:g>
          <draw:line draw:style-name="gr13" draw:text-style-name="P1" draw:layer="layout" svg:x1="18cm" svg:y1="2cm" svg:x2="26.4cm" svg:y2="2cm">
            <text:p/>
          </draw:line>
          <draw:line draw:style-name="gr14" draw:text-style-name="P1" draw:layer="layout" svg:x1="18.65cm" svg:y1="1.45cm" svg:x2="18.4cm" svg:y2="1.95cm">
            <text:p/>
          </draw:line>
          <draw:line draw:style-name="gr14" draw:text-style-name="P1" draw:layer="layout" svg:x1="18.95cm" svg:y1="1.45cm" svg:x2="18.7cm" svg:y2="1.95cm">
            <text:p/>
          </draw:line>
          <draw:line draw:style-name="gr14" draw:text-style-name="P1" draw:layer="layout" svg:x1="19.25cm" svg:y1="1.45cm" svg:x2="19cm" svg:y2="1.95cm">
            <text:p/>
          </draw:line>
          <draw:line draw:style-name="gr14" draw:text-style-name="P1" draw:layer="layout" svg:x1="19.55cm" svg:y1="1.45cm" svg:x2="19.3cm" svg:y2="1.95cm">
            <text:p/>
          </draw:line>
          <draw:line draw:style-name="gr14" draw:text-style-name="P1" draw:layer="layout" svg:x1="19.85cm" svg:y1="1.45cm" svg:x2="19.6cm" svg:y2="1.95cm">
            <text:p/>
          </draw:line>
          <draw:line draw:style-name="gr14" draw:text-style-name="P1" draw:layer="layout" svg:x1="20.15cm" svg:y1="1.45cm" svg:x2="19.9cm" svg:y2="1.95cm">
            <text:p/>
          </draw:line>
          <draw:line draw:style-name="gr14" draw:text-style-name="P1" draw:layer="layout" svg:x1="20.45cm" svg:y1="1.45cm" svg:x2="20.2cm" svg:y2="1.95cm">
            <text:p/>
          </draw:line>
          <draw:line draw:style-name="gr14" draw:text-style-name="P1" draw:layer="layout" svg:x1="20.75cm" svg:y1="1.45cm" svg:x2="20.5cm" svg:y2="1.95cm">
            <text:p/>
          </draw:line>
          <draw:line draw:style-name="gr14" draw:text-style-name="P1" draw:layer="layout" svg:x1="21.05cm" svg:y1="1.45cm" svg:x2="20.8cm" svg:y2="1.95cm">
            <text:p/>
          </draw:line>
          <draw:line draw:style-name="gr14" draw:text-style-name="P1" draw:layer="layout" svg:x1="21.35cm" svg:y1="1.45cm" svg:x2="21.1cm" svg:y2="1.95cm">
            <text:p/>
          </draw:line>
          <draw:line draw:style-name="gr14" draw:text-style-name="P1" draw:layer="layout" svg:x1="21.65cm" svg:y1="1.45cm" svg:x2="21.4cm" svg:y2="1.95cm">
            <text:p/>
          </draw:line>
          <draw:line draw:style-name="gr14" draw:text-style-name="P1" draw:layer="layout" svg:x1="21.95cm" svg:y1="1.45cm" svg:x2="21.7cm" svg:y2="1.95cm">
            <text:p/>
          </draw:line>
          <draw:line draw:style-name="gr14" draw:text-style-name="P1" draw:layer="layout" svg:x1="22.25cm" svg:y1="1.45cm" svg:x2="22cm" svg:y2="1.95cm">
            <text:p/>
          </draw:line>
          <draw:line draw:style-name="gr14" draw:text-style-name="P1" draw:layer="layout" svg:x1="22.55cm" svg:y1="1.45cm" svg:x2="22.3cm" svg:y2="1.95cm">
            <text:p/>
          </draw:line>
          <draw:line draw:style-name="gr14" draw:text-style-name="P1" draw:layer="layout" svg:x1="22.85cm" svg:y1="1.45cm" svg:x2="22.6cm" svg:y2="1.95cm">
            <text:p/>
          </draw:line>
          <draw:line draw:style-name="gr14" draw:text-style-name="P1" draw:layer="layout" svg:x1="23.15cm" svg:y1="1.45cm" svg:x2="22.9cm" svg:y2="1.95cm">
            <text:p/>
          </draw:line>
          <draw:line draw:style-name="gr14" draw:text-style-name="P1" draw:layer="layout" svg:x1="23.45cm" svg:y1="1.45cm" svg:x2="23.2cm" svg:y2="1.95cm">
            <text:p/>
          </draw:line>
          <draw:line draw:style-name="gr14" draw:text-style-name="P1" draw:layer="layout" svg:x1="23.75cm" svg:y1="1.45cm" svg:x2="23.5cm" svg:y2="1.95cm">
            <text:p/>
          </draw:line>
          <draw:line draw:style-name="gr14" draw:text-style-name="P1" draw:layer="layout" svg:x1="24.05cm" svg:y1="1.45cm" svg:x2="23.8cm" svg:y2="1.95cm">
            <text:p/>
          </draw:line>
          <draw:line draw:style-name="gr14" draw:text-style-name="P1" draw:layer="layout" svg:x1="24.35cm" svg:y1="1.45cm" svg:x2="24.1cm" svg:y2="1.95cm">
            <text:p/>
          </draw:line>
          <draw:line draw:style-name="gr14" draw:text-style-name="P1" draw:layer="layout" svg:x1="24.65cm" svg:y1="1.45cm" svg:x2="24.4cm" svg:y2="1.95cm">
            <text:p/>
          </draw:line>
          <draw:line draw:style-name="gr14" draw:text-style-name="P1" draw:layer="layout" svg:x1="24.95cm" svg:y1="1.45cm" svg:x2="24.7cm" svg:y2="1.95cm">
            <text:p/>
          </draw:line>
          <draw:line draw:style-name="gr14" draw:text-style-name="P1" draw:layer="layout" svg:x1="25.25cm" svg:y1="1.45cm" svg:x2="25cm" svg:y2="1.95cm">
            <text:p/>
          </draw:line>
          <draw:line draw:style-name="gr14" draw:text-style-name="P1" draw:layer="layout" svg:x1="25.55cm" svg:y1="1.45cm" svg:x2="25.3cm" svg:y2="1.95cm">
            <text:p/>
          </draw:line>
          <draw:line draw:style-name="gr14" draw:text-style-name="P1" draw:layer="layout" svg:x1="25.85cm" svg:y1="1.45cm" svg:x2="25.6cm" svg:y2="1.95cm">
            <text:p/>
          </draw:line>
          <draw:line draw:style-name="gr14" draw:text-style-name="P1" draw:layer="layout" svg:x1="26.15cm" svg:y1="1.45cm" svg:x2="25.9cm" svg:y2="1.95cm">
            <text:p/>
          </draw:line>
        </draw:g>
        <draw:custom-shape draw:style-name="gr15" draw:text-style-name="P5" draw:layer="layout" svg:width="0.25cm" svg:height="0.25cm" svg:x="22.275cm" svg:y="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95cm" svg:height="0.95cm" svg:x="21.925cm" svg:y="17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2.4cm" svg:y1="2.25cm" svg:x2="22.4cm" svg:y2="17.3cm">
          <text:p/>
        </draw:line>
        <draw:g>
          <draw:custom-shape draw:style-name="gr17" draw:text-style-name="P2" draw:layer="layout" svg:width="2.65cm" svg:height="1.7cm" svg:x="0.838cm" svg:y="16.25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3" draw:layer="layout" svg:width="2.912cm" svg:height="1.673cm" svg:x="0.838cm" svg:y="16.25cm">
            <draw:text-box>
              <text:p>Winkel-skala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2-10-11T21:14:31.606890050</dc:date>
    <meta:editing-duration>PT26M20S</meta:editing-duration>
    <meta:editing-cycles>7</meta:editing-cycles>
    <meta:generator>LibreOffice/7.3.6.2$Linux_X86_64 LibreOffice_project/30$Build-2</meta:generator>
    <meta:document-statistic meta:object-count="79"/>
  </office:meta>
</office:document-meta>
</file>